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475</text:span></text:p>
      <text:p text:style-name="P10"/>
      <text:p text:style-name="Standard"><text:span text:style-name="T4">שם העסק/מבנה</text:span><text:span text:style-name="T1"> <text:s text:c="3"/>מגורים רב קומות </text:span></text:p>
      <text:p text:style-name="P11"/>
      <text:p text:style-name="Standard"><text:span text:style-name="T4">כתובת</text:span><text:span text:style-name="T1"> <text:s text:c="4"/>העצמאות 44 נחלת יהודה החדשה ראשון לציון.</text:span></text:p>
      <text:p text:style-name="Standard"><text:span text:style-name="T1">-</text:span></text:p>
      <text:p text:style-name="P11"/>
      <text:p text:style-name="Standard"><text:span text:style-name="T4">טלפון</text:span><text:span text:style-name="T1"> <text:s text:c="18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</text:span><text:bookmark text:name="_GoBack"/></text:p>
      <text:p text:style-name="P4"/>
      <text:p text:style-name="Standard"><text:span text:style-name="T4">מיקום ברזי כיבוי עיקריים "3</text:span><text:span text:style-name="T1"> <text:s text:c="5"/>ברחבות היערכות חזית צפונית ליד הגדר.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הקרקע.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מערבית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קומת חניון. מרתף -1 . סמוך לרמפה.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75 מ"ק נמצא במפלס החניו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לשליטה ספרינקלרים נמצא במרתף ובכול קומה ברז, שליטה קומתי.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4-05-05T07:41:00</meta:print-date>
    <meta:creation-date>2014-05-05T06:47:00</meta:creation-date>
    <dc:date>2014-05-05T07:41:00</dc:date>
    <meta:editing-duration>PT53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179" meta:character-count="16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